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loext:contextual-spacing="false" fo:line-height="115%" fo:orphans="0" fo:widows="0" fo:hyphenation-ladder-count="no-limit"/>
      <style:text-properties fo:hyphenate="false" fo:hyphenation-remain-char-count="2" fo:hyphenation-push-char-count="2" loext:hyphenation-no-caps="false"/>
    </style:style>
    <style:style style:name="P2" style:family="paragraph" style:parent-style-name="Standard">
      <style:paragraph-properties fo:margin-top="0in" fo:margin-bottom="0.139in" loext:contextual-spacing="false" fo:line-height="115%" fo:orphans="0" fo:widows="0" fo:hyphenation-ladder-count="no-limit"/>
      <style:text-properties fo:color="#000000" style:font-name="Calibri" fo:font-size="11pt" fo:language="en" fo:country="none" style:text-underline-style="none" fo:font-weight="normal" style:letter-kerning="true" style:font-size-asian="11pt" style:font-weight-asian="normal" fo:hyphenate="false" fo:hyphenation-remain-char-count="2" fo:hyphenation-push-char-count="2" loext:hyphenation-no-caps="false"/>
    </style:style>
    <style:style style:name="P3" style:family="paragraph" style:parent-style-name="Standard">
      <style:paragraph-properties fo:margin-top="0in" fo:margin-bottom="0.139in" loext:contextual-spacing="false" fo:line-height="115%"/>
      <style:text-properties fo:color="#000000" style:font-name="Calibri" fo:font-size="11pt" fo:language="en" fo:country="none" style:text-underline-style="none" fo:font-weight="normal" style:letter-kerning="false" style:font-size-asian="11pt" style:font-weight-asian="normal"/>
    </style:style>
    <style:style style:name="P4" style:family="paragraph" style:parent-style-name="Standard">
      <style:paragraph-properties fo:margin-top="0in" fo:margin-bottom="0.139in" loext:contextual-spacing="false" fo:line-height="115%" fo:orphans="0" fo:widows="0" fo:hyphenation-ladder-count="no-limit"/>
      <style:text-properties officeooo:rsid="0017e0b5" officeooo:paragraph-rsid="002e45f8" fo:hyphenate="false" fo:hyphenation-remain-char-count="2" fo:hyphenation-push-char-count="2" loext:hyphenation-no-caps="false"/>
    </style:style>
    <style:style style:name="P5" style:family="paragraph" style:parent-style-name="Heading_20_3">
      <style:text-properties officeooo:paragraph-rsid="002e45f8"/>
    </style:style>
    <style:style style:name="P6" style:family="paragraph" style:parent-style-name="Quotations">
      <style:text-properties style:text-line-through-style="solid" style:text-line-through-type="single" officeooo:paragraph-rsid="002e45f8"/>
    </style:style>
    <style:style style:name="P7" style:family="paragraph" style:parent-style-name="Quotations">
      <style:text-properties officeooo:paragraph-rsid="002e45f8"/>
    </style:style>
    <style:style style:name="P8" style:family="paragraph" style:parent-style-name="Standard">
      <style:text-properties officeooo:rsid="0017e0b5" officeooo:paragraph-rsid="002e45f8"/>
    </style:style>
    <style:style style:name="P9" style:family="paragraph" style:parent-style-name="Text_20_body">
      <style:text-properties officeooo:rsid="0017e0b5" officeooo:paragraph-rsid="002e45f8"/>
    </style:style>
    <style:style style:name="P10" style:family="paragraph" style:parent-style-name="Text_20_body">
      <style:text-properties officeooo:paragraph-rsid="002e45f8"/>
    </style:style>
    <style:style style:name="P11" style:family="paragraph" style:parent-style-name="Text_20_body">
      <style:paragraph-properties fo:margin-top="0in" fo:margin-bottom="0in" loext:contextual-spacing="false"/>
      <style:text-properties officeooo:paragraph-rsid="002e45f8"/>
    </style:style>
    <style:style style:name="P12" style:family="paragraph" style:parent-style-name="Standard" style:master-page-name="Standard">
      <style:paragraph-properties fo:margin-top="0in" fo:margin-bottom="0.139in" loext:contextual-spacing="false" fo:line-height="115%" fo:orphans="0" fo:widows="0" fo:hyphenation-ladder-count="no-limit" style:page-number="auto"/>
      <style:text-properties fo:color="#000000" style:font-name="Calibri" fo:font-size="11pt" fo:language="en" fo:country="none" style:text-underline-style="solid" style:text-underline-width="auto" style:text-underline-color="font-color" fo:font-weight="bold" style:letter-kerning="true" style:font-size-asian="11pt" style:font-weight-asian="bold" fo:hyphenate="false" fo:hyphenation-remain-char-count="2" fo:hyphenation-push-char-count="2" loext:hyphenation-no-caps="false"/>
    </style:style>
    <style:style style:name="P13" style:family="paragraph" style:parent-style-name="Standard">
      <style:paragraph-properties fo:margin-top="0in" fo:margin-bottom="0.139in" loext:contextual-spacing="false" fo:line-height="115%" fo:orphans="0" fo:widows="0" fo:hyphenation-ladder-count="no-limit"/>
      <style:text-properties fo:color="#000000" style:font-name="Calibri" fo:font-size="11pt" fo:language="en" fo:country="none" style:text-underline-style="none" fo:font-weight="bold" officeooo:rsid="002f8737" officeooo:paragraph-rsid="002f8737" style:letter-kerning="true" style:font-size-asian="11pt" style:font-weight-asian="bold" fo:hyphenate="false" fo:hyphenation-remain-char-count="2" fo:hyphenation-push-char-count="2" loext:hyphenation-no-caps="false"/>
    </style:style>
    <style:style style:name="P14" style:family="paragraph" style:parent-style-name="Standard">
      <style:paragraph-properties fo:margin-top="0in" fo:margin-bottom="0.139in" loext:contextual-spacing="false" fo:line-height="115%" fo:orphans="0" fo:widows="0" fo:hyphenation-ladder-count="no-limit"/>
      <style:text-properties fo:color="#000000" style:font-name="Calibri" fo:font-size="11pt" fo:language="en" fo:country="none" style:text-underline-style="none" fo:font-weight="bold" officeooo:rsid="002fb918" officeooo:paragraph-rsid="002fb918" style:letter-kerning="true" style:font-size-asian="11pt" style:font-weight-asian="bold" fo:hyphenate="false" fo:hyphenation-remain-char-count="2" fo:hyphenation-push-char-count="2" loext:hyphenation-no-caps="false"/>
    </style:style>
    <style:style style:name="P15" style:family="paragraph" style:parent-style-name="Standard">
      <style:paragraph-properties fo:margin-top="0in" fo:margin-bottom="0.139in" loext:contextual-spacing="false" fo:line-height="115%" fo:orphans="0" fo:widows="0" fo:hyphenation-ladder-count="no-limit"/>
      <style:text-properties fo:color="#000000" style:font-name="Calibri" fo:font-size="11pt" fo:language="en" fo:country="none" style:text-underline-style="none" fo:font-weight="bold" officeooo:rsid="0031b229" officeooo:paragraph-rsid="0031b229" style:letter-kerning="true" style:font-size-asian="11pt" style:font-weight-asian="bold" fo:hyphenate="false" fo:hyphenation-remain-char-count="2" fo:hyphenation-push-char-count="2" loext:hyphenation-no-caps="false"/>
    </style:style>
    <style:style style:name="T1" style:family="text">
      <style:text-properties fo:color="#000000" style:font-name="Calibri" fo:font-size="11pt" fo:language="en" fo:country="none" style:text-underline-style="none" fo:font-weight="normal" style:letter-kerning="false" style:font-size-asian="11pt" style:font-weight-asian="normal"/>
    </style:style>
    <style:style style:name="T2" style:family="text">
      <style:text-properties fo:color="#000000" style:font-name="Calibri" fo:font-size="11pt" fo:language="en" fo:country="none" style:text-underline-style="none" fo:font-weight="normal" style:letter-kerning="true" style:font-size-asian="11pt" style:font-weight-asian="normal"/>
    </style:style>
    <style:style style:name="T3" style:family="text">
      <style:text-properties fo:color="#000000" style:font-name="Calibri" fo:font-size="11pt" fo:language="en" fo:country="none" style:text-underline-style="none" fo:font-weight="normal" officeooo:rsid="001eff17" style:letter-kerning="true" style:font-size-asian="11pt" style:font-weight-asian="normal"/>
    </style:style>
    <style:style style:name="T4" style:family="text">
      <style:text-properties fo:color="#000000" style:font-name="Calibri" fo:font-size="11pt" fo:language="en" fo:country="none" style:text-underline-style="none" fo:font-weight="normal" officeooo:rsid="002d5e32" style:letter-kerning="true" style:font-size-asian="11pt" style:font-weight-asian="normal"/>
    </style:style>
    <style:style style:name="T5" style:family="text">
      <style:text-properties officeooo:rsid="00216f9b"/>
    </style:style>
    <style:style style:name="T6" style:family="text">
      <style:text-properties officeooo:rsid="0017e0b5"/>
    </style:style>
    <style:style style:name="T7" style:family="text">
      <style:text-properties officeooo:rsid="002fb918"/>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odular Computer Package</text:p>
      <text:p text:style-name="P3">- Possible WriteStuff support for slot labelling:</text:p>
      <text:p text:style-name="P1"><text:a xlink:type="simple" xlink:href="http://forum.kerbalspaceprogram.com/index.php?/topic/90348-wip-thewritestuff-v090/" text:style-name="Internet_20_link" text:visited-style-name="Visited_20_Internet_20_Link"><text:span text:style-name="T1">http://forum.kerbalspaceprogram.com/index.php?/topic/90348-wip-thewritestuff-v090/</text:span></text:a></text:p>
      <text:p text:style-name="P2"/>
      <text:p text:style-name="P2">IXS Warpship -<text:span text:style-name="T5">Warp Drive Enhancer part<text:line-break/><text:tab/>MODULE<text:line-break/><text:tab/>{<text:line-break/><text:tab/><text:tab/>name = WarpDriveEnhancer<text:line-break/><text:tab/>}<text:line-break/></text:span></text:p>
      <text:p text:style-name="P13">Add Custom Category Kit support<text:line-break/><text:span text:style-name="T7">Add Filter Extensions support</text:span></text:p>
      <text:p text:style-name="P14">Add Kerbal Changelog support</text:p>
      <text:p text:style-name="P15">Add KIS/KAS support</text:p>
      <text:p text:style-name="P15"/>
      <text:p text:style-name="P2">As a thought, a smaller core (0.625m) would be good as well as a hard drive module so that a small core could be packed with science data and sent back to Kerbin. Or may be even an Analysis unit that can help the crew in transmitting science...or augment the Laboratory.</text:p>
      <text:p text:style-name="P2">management units that gives a boost to fuel or power efficiency (Say 5-10%, but enough to be worth having).</text:p>
      <text:p text:style-name="P2">Replace the large RT part for remote control</text:p>
      <text:p text:style-name="P2">Make a ProbeCore chip to replce Probecores?</text:p>
      <text:p text:style-name="P1"><text:span text:style-name="T2">Dr Kermnassus has camera scanner sensor turret part<text:line-break/><text:line-break/></text:span><text:span text:style-name="T3">make a Univ. Storage Wedge part? Possibly a specific </text:span><text:span text:style-name="T4">OCD </text:span><text:span text:style-name="T3">stack module?</text:span></text:p>
      <text:p text:style-name="P8"/>
      <text:p text:style-name="P8">Comm extender/amplifier card?</text:p>
      <text:p text:style-name="P8"/>
      <text:p text:style-name="P8">Survey scanner extender/amplifier card?</text:p>
      <text:p text:style-name="P8"/>
      <text:p text:style-name="P8">KAL-1000 controller card</text:p>
      <text:p text:style-name="P8"/>
      <text:p text:style-name="P8">ground station hub core?</text:p>
      <text:p text:style-name="P8"><text:soft-page-break/></text:p>
      <text:p text:style-name="P8">Ground station antenna extender/amplifier card?</text:p>
      <text:p text:style-name="P8"/>
      <text:p text:style-name="P9"><text:span text:style-name="Strong_20_Emphasis">Heating</text:span></text:p>
      <text:p text:style-name="P10">I'm considering a heating mechanic. If I can figure out how to code it, I'd like the DSD-1 &amp; 2 to produce heat while storing data, preferably scaling the heat production to the amount of storage currently being used. If I did implement this, the heating would be scaled to be manageable with stock radiators.</text:p>
      <text:p text:style-name="P10"><text:span text:style-name="Strong_20_Emphasis">Cooling</text:span></text:p>
      <text:p text:style-name="P10">Alternatively, I am considering making the DSD-1 &amp; 2 consume a "coolant" resource of some variety while they are in operation. The resource would be CRP compliant, and if possible I would just add it as an option to existing tanks via Firespitter fuelswitch. I'm not terribly sold on this idea though, since it adds some extra maintenance requirements, but no real gameplay improvements.</text:p>
      <text:p text:style-name="P8"/>
      <text:h text:style-name="P5" text:outline-level="3"><text:bookmark text:name="ips_uid_2040_9"/><text:a xlink:type="simple" xlink:href="https://forum.kerbalspaceprogram.com/index.php?/profile/103176-jdcollie/" text:style-name="Internet_20_link" text:visited-style-name="Visited_20_Internet_20_Link"><text:span text:style-name="Strong_20_Emphasis"><text:span text:style-name="T6">JDCollie</text:span></text:span></text:a><text:bookmark text:name="elControls_2051367"/></text:h>
      <text:section text:style-name="Sect1" text:name="comment-2051367_wrap">
        <text:p text:style-name="P10"><text:a xlink:type="simple" xlink:href="https://forum.kerbalspaceprogram.com/index.php?/topic/114605-wip104-dsd-mobile-labs-quotwith-more-data-storage-than-you-can-shake-an-experiment-atquot/&amp;do=findComment&amp;comment=2051367" text:style-name="Internet_20_link" text:visited-style-name="Visited_20_Internet_20_Link">Posted July 8, 2015</text:a> (edited) </text:p>
        <text:p text:style-name="P10">Huh, looks like I had a basic misunderstanding regarding the function of Scientist stars. Time for testing. . .</text:p>
        <text:p text:style-name="P10">Edit:</text:p>
        <text:p text:style-name="P10">After some trial and error, I came up with the following formula for the data-to-science conversion:</text:p>
        <text:p text:style-name="P7">The science per day from a single lab is equal to the sum of the following equation for each kerbal scientist in the lab.</text:p>
        <text:p text:style-name="P7">Single scientist contribution:</text:p>
        <text:p text:style-name="P6">(data stored)(lab's "scientistBonus")(lab's "scienceMultiplier")(54*10^(2-(lab "researchTime")))(1+4(number of scientist stars))*(1+(.1904717*((lab's "scientistBonus")-.25))) = science per day for scientist</text:p>
        <text:p text:style-name="P7"><text:span text:style-name="Emphasis">Wow, totally got that wrong . . . several times too &gt;.&lt;</text:span></text:p>
        <text:p text:style-name="P7"><text:span text:style-name="Strong_20_Emphasis">Correct Formula:</text:span></text:p>
        <text:p text:style-name="P7"><text:span text:style-name="Emphasis">storedData</text:span> x <text:span text:style-name="Emphasis">scientistBonus</text:span> x <text:span text:style-name="Emphasis">scienceMultiplier</text:span> x (54 x 10^(2 - <text:span text:style-name="Emphasis">researchTime</text:span>)) x (4 x <text:span text:style-name="Emphasis">kerbalExperienceLevel</text:span> + <text:span text:style-name="Emphasis">scientistBonus</text:span> / .25) = single scientist's contribution to science per day</text:p>
        <text:p text:style-name="P7"><text:soft-page-break/><text:span text:style-name="Strong_20_Emphasis">Total "Science per day":</text:span></text:p>
        <text:p text:style-name="P7">science per day = sumÃ¢â€šÂ + sumÃ¢â€šâ€š + . . . + sumÃ¢â€šâ„¢</text:p>
        <text:p text:style-name="P7">So a lab with 3000 science, one three-star scientist, a <text:span text:style-name="Emphasis">scienceMultiplier</text:span> of 3, a <text:span text:style-name="Emphasis">researchTime</text:span> of 5, and a <text:span text:style-name="Emphasis">scientistBonus</text:span> of .32 will produce:</text:p>
        <text:p text:style-name="P7">3000*.32*3*(54*10^(2-5))*(4*3+(.32/.25))) = 2065.3056 science per day</text:p>
        <text:p text:style-name="P10">:EDIT:</text:p>
        <text:p text:style-name="P10">Bah, still not right . . . back to testing.</text:p>
        <text:p text:style-name="P10">:EDIT EDIT: </text:p>
        <text:p text:style-name="P10">HA, got it! (I think)</text:p>
        <text:p text:style-name="P11"><text:span text:style-name="Strong_20_Emphasis">Edited July 10, 2015 by JDCollie</text:span> </text:p>
      </text:section>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3-23T08:41:35.688000000</dc:date>
    <meta:editing-duration>PT3H19M45S</meta:editing-duration>
    <meta:editing-cycles>13</meta:editing-cycles>
    <meta:generator>LibreOffice/6.4.6.2$Windows_X86_64 LibreOffice_project/0ce51a4fd21bff07a5c061082cc82c5ed232f115</meta:generator>
    <meta:document-statistic meta:table-count="0" meta:image-count="0" meta:object-count="0" meta:page-count="3" meta:paragraph-count="41" meta:word-count="480" meta:character-count="3080" meta:non-whitespace-character-count="2631"/>
  </office:meta>
</office:document-meta>
</file>